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1" fo:font-size="11pt" style:font-size-asian="11pt" style:font-size-complex="11pt"/>
    </style:style>
    <style:style style:name="ce2" style:family="table-cell" style:parent-style-name="Default">
      <style:table-cell-properties fo:background-color="transparent"/>
      <style:text-properties fo:color="#000000" style:font-name="Liberation Serif1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000000" style:text-outline="false" style:text-line-through-style="none" style:text-line-through-type="none" style:font-name="Liberation Serif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style:text-align-source="fix" style:repeat-content="false" fo:background-color="transparent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>
      <style:table-cell-properties style:text-align-source="value-type" style:repeat-content="false" fo:background-color="transparent"/>
      <style:paragraph-properties fo:margin-left="0mm"/>
      <style:text-properties fo:color="#000000" style:text-outline="false" style:text-line-through-style="none" style:text-line-through-type="none" style:font-name="Liberation Serif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ext-properties style:font-name="Liberation Serif1" fo:font-size="11pt" style:font-size-asian="11pt" style:font-size-complex="11pt"/>
    </style:style>
    <style:style style:name="ce7" style:family="table-cell" style:parent-style-name="Default" style:data-style-name="N110">
      <style:table-cell-properties style:text-align-source="fix" style:repeat-content="false" fo:background-color="transparent"/>
      <style:paragraph-properties fo:text-align="center"/>
      <style:text-properties fo:color="#000000" style:text-outline="false" style:text-line-through-style="none" style:text-line-through-type="none" style:font-name="Liberation Serif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border-bottom="0.99pt solid #808080" style:text-align-source="fix" style:repeat-content="false" fo:background-color="transparent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Liberation Serif1" fo:font-size="11pt" style:font-size-asian="11pt" style:font-size-complex="11pt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erif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47.59mm" svg:height="135.5mm" svg:x="0.27mm" svg:y="150.09mm">
            <loext:p draw:notify-on-update-of-ranges="Hoja1.A17:Hoja1.A27 Hoja1.C16:Hoja1.C16 Hoja1.C17:Hoja1.C27 Hoja1.D16:Hoja1.D16 Hoja1.D17:Hoja1.D27 Hoja1.E16:Hoja1.E16 Hoja1.E17:Hoja1.E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4.92mm" svg:y="10.73mm">
            <loext:p draw:notify-on-update-of-ranges="Hoja1.C3:Hoja1.E12 Hoja1.C13:Hoja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46.76mm" svg:height="137.67mm" svg:x="187.06mm" svg:y="5.13mm">
            <loext:p draw:notify-on-update-of-ranges="Hoja1.B3:Hoja1.B13 Hoja1.C2:Hoja1.C2 Hoja1.C3:Hoja1.C13 Hoja1.D2:Hoja1.D2 Hoja1.D3:Hoja1.D13 Hoja1.E2:Hoja1.E2 Hoja1.E3:Hoja1.E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2" table:default-cell-style-name="ce10"/>
        <table:table-row table:style-name="ro1">
          <table:table-cell table:style-name="ce1" office:value-type="string" calcext:value-type="string">
            <text:p>ATCGRID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N.º de componentes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º vect. Locales</text:p>
          </table:table-cell>
          <table:table-cell table:style-name="ce2" office:value-type="string" calcext:value-type="string">
            <text:p>Tº vect. Globales</text:p>
          </table:table-cell>
          <table:table-cell table:style-name="ce2" office:value-type="string" calcext:value-type="string">
            <text:p>Tº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5" office:value-type="float" office:value="0.000426293" calcext:value-type="float">
            <text:p>0,000426293</text:p>
          </table:table-cell>
          <table:table-cell table:style-name="ce7" office:value-type="float" office:value="0.000415631" calcext:value-type="float">
            <text:p>0,00041563</text:p>
          </table:table-cell>
          <table:table-cell table:style-name="ce7" office:value-type="float" office:value="0.000444032" calcext:value-type="float">
            <text:p>0,0004440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table:style-name="ce6" office:value-type="float" office:value="0.000846751" calcext:value-type="float">
            <text:p>0,000846751</text:p>
          </table:table-cell>
          <table:table-cell table:style-name="ce7" office:value-type="float" office:value="0.000859191" calcext:value-type="float">
            <text:p>0,00085919</text:p>
          </table:table-cell>
          <table:table-cell table:style-name="ce7" office:value-type="float" office:value="0.000854546" calcext:value-type="float">
            <text:p>0,0008545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1" office:value-type="float" office:value="0.001683029" calcext:value-type="float">
            <text:p>0,001683029</text:p>
          </table:table-cell>
          <table:table-cell table:style-name="ce7" office:value-type="float" office:value="0.001415588" calcext:value-type="float">
            <text:p>0,00141559</text:p>
          </table:table-cell>
          <table:table-cell table:style-name="ce7" office:value-type="float" office:value="0.001088729" calcext:value-type="float">
            <text:p>0,0010887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style-name="ce7"/>
          <table:table-cell table:style-name="ce7" office:value-type="float" office:value="0.002830192" calcext:value-type="float">
            <text:p>0,00283019</text:p>
          </table:table-cell>
          <table:table-cell table:style-name="ce7" office:value-type="float" office:value="0.003478085" calcext:value-type="float">
            <text:p>0,0034780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7"/>
          <table:table-cell table:style-name="ce7" office:value-type="float" office:value="0.0058165" calcext:value-type="float">
            <text:p>0,00581650</text:p>
          </table:table-cell>
          <table:table-cell table:style-name="ce7" office:value-type="float" office:value="0.006012478" calcext:value-type="float">
            <text:p>0,0060124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777216" calcext:value-type="float">
            <text:p>16777216</text:p>
          </table:table-cell>
          <table:table-cell table:style-name="ce7"/>
          <table:table-cell table:style-name="ce7" office:value-type="float" office:value="0.011639127" calcext:value-type="float">
            <text:p>0,01163913</text:p>
          </table:table-cell>
          <table:table-cell table:style-name="ce7" office:value-type="float" office:value="0.012525106" calcext:value-type="float">
            <text:p>0,0125251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style-name="ce7"/>
          <table:table-cell table:style-name="ce7" office:value-type="float" office:value="0.02279298" calcext:value-type="float">
            <text:p>0,02279298</text:p>
          </table:table-cell>
          <table:table-cell table:style-name="ce7" office:value-type="float" office:value="0.024239064" calcext:value-type="float">
            <text:p>0,0242390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 table:style-name="ce7"/>
          <table:table-cell table:style-name="ce7" office:value-type="float" office:value="0.045918141" calcext:value-type="float">
            <text:p>0,04591814</text:p>
          </table:table-cell>
          <table:table-cell table:style-name="ce7" office:value-type="float" office:value="0.046080817" calcext:value-type="float">
            <text:p>0,0460808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style-name="ce7"/>
          <table:table-cell table:style-name="ce7" office:value-type="float" office:value="0.087544028" calcext:value-type="float">
            <text:p>0,08754403</text:p>
          </table:table-cell>
          <table:table-cell table:style-name="ce7" office:value-type="float" office:value="0.086363888" calcext:value-type="float">
            <text:p>0,08636389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68435456" calcext:value-type="float">
            <text:p>268435456</text:p>
          </table:table-cell>
          <table:table-cell table:style-name="ce7"/>
          <table:table-cell table:style-name="ce7" office:value-type="float" office:value="0.180384394" calcext:value-type="float">
            <text:p>0,18038439</text:p>
          </table:table-cell>
          <table:table-cell table:style-name="ce7" office:value-type="float" office:value="0.172661483" calcext:value-type="float">
            <text:p>0,17266148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4" office:value-type="float" office:value="536870912" calcext:value-type="float">
            <text:p>536870912</text:p>
          </table:table-cell>
          <table:table-cell table:style-name="ce8"/>
          <table:table-cell table:style-name="ce8" office:value-type="float" office:value="0.17277682" calcext:value-type="float">
            <text:p>0,17277682</text:p>
          </table:table-cell>
          <table:table-cell table:style-name="ce8" office:value-type="float" office:value="0.371013431" calcext:value-type="float">
            <text:p>0,37101343</text:p>
          </table:table-cell>
        </table:table-row>
        <table:table-row table:style-name="ro1">
          <table:table-cell table:style-name="Default" table:number-columns-repeated="2"/>
          <table:table-cell table:style-name="ce9" table:number-columns-repeated="3"/>
        </table:table-row>
        <table:table-row table:style-name="ro1">
          <table:table-cell table:style-name="ce1" office:value-type="string" calcext:value-type="string">
            <text:p>MI PC</text:p>
          </table:table-cell>
          <table:table-cell table:style-name="ce1"/>
          <table:table-cell table:style-name="ce9" table:number-columns-repeated="3"/>
        </table:table-row>
        <table:table-row table:style-name="ro1">
          <table:table-cell table:style-name="ce2" office:value-type="string" calcext:value-type="string">
            <text:p>N.º de componentes</text:p>
          </table:table-cell>
          <table:table-cell table:style-name="ce2" office:value-type="string" calcext:value-type="string">
            <text:p>Bytes de un vector</text:p>
          </table:table-cell>
          <table:table-cell table:style-name="ce2" office:value-type="string" calcext:value-type="string">
            <text:p>Tº vect. Locales</text:p>
          </table:table-cell>
          <table:table-cell table:style-name="ce2" office:value-type="string" calcext:value-type="string">
            <text:p>Tº vect. Globales</text:p>
          </table:table-cell>
          <table:table-cell table:style-name="ce2" office:value-type="string" calcext:value-type="string">
            <text:p>Tº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704913" calcext:value-type="float">
            <text:p>0,000704913</text:p>
          </table:table-cell>
          <table:table-cell office:value-type="float" office:value="0.00073157" calcext:value-type="float">
            <text:p>0,000731570</text:p>
          </table:table-cell>
          <table:table-cell office:value-type="float" office:value="0.000397149" calcext:value-type="float">
            <text:p>0,00039714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0917651" calcext:value-type="float">
            <text:p>0,000917651</text:p>
          </table:table-cell>
          <table:table-cell office:value-type="float" office:value="0.000736883" calcext:value-type="float">
            <text:p>0,000736883</text:p>
          </table:table-cell>
          <table:table-cell office:value-type="float" office:value="0.000842992" calcext:value-type="float">
            <text:p>0,00084299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147557" calcext:value-type="float">
            <text:p>0,001475570</text:p>
          </table:table-cell>
          <table:table-cell office:value-type="float" office:value="0.001423187" calcext:value-type="float">
            <text:p>0,001423187</text:p>
          </table:table-cell>
          <table:table-cell office:value-type="float" office:value="0.001507079" calcext:value-type="float">
            <text:p>0,00150707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float" office:value="0.003078495" calcext:value-type="float">
            <text:p>0,003078495</text:p>
          </table:table-cell>
          <table:table-cell office:value-type="float" office:value="0.002832654" calcext:value-type="float">
            <text:p>0,00283265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float" office:value="0.004855659" calcext:value-type="float">
            <text:p>0,004855659</text:p>
          </table:table-cell>
          <table:table-cell office:value-type="float" office:value="0.005444448" calcext:value-type="float">
            <text:p>0,00544444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777216" calcext:value-type="float">
            <text:p>16777216</text:p>
          </table:table-cell>
          <table:table-cell/>
          <table:table-cell office:value-type="float" office:value="0.009823883" calcext:value-type="float">
            <text:p>0,009823883</text:p>
          </table:table-cell>
          <table:table-cell office:value-type="float" office:value="0.009661454" calcext:value-type="float">
            <text:p>0,00966145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float" office:value="0.018814281" calcext:value-type="float">
            <text:p>0,018814281</text:p>
          </table:table-cell>
          <table:table-cell office:value-type="float" office:value="0.018872486" calcext:value-type="float">
            <text:p>0,01887248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/>
          <table:table-cell office:value-type="float" office:value="0.038489129" calcext:value-type="float">
            <text:p>0,038489129</text:p>
          </table:table-cell>
          <table:table-cell office:value-type="float" office:value="0.037797072" calcext:value-type="float">
            <text:p>0,03779707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/>
          <table:table-cell office:value-type="float" office:value="0.072112088" calcext:value-type="float">
            <text:p>0,072112088</text:p>
          </table:table-cell>
          <table:table-cell office:value-type="float" office:value="0.076308093" calcext:value-type="float">
            <text:p>0,07630809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0.147177517" calcext:value-type="float">
            <text:p>0,147177517</text:p>
          </table:table-cell>
          <table:table-cell office:value-type="float" office:value="0.152789751" calcext:value-type="float">
            <text:p>0,152789751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4" office:value-type="float" office:value="536870912" calcext:value-type="float">
            <text:p>536870912</text:p>
          </table:table-cell>
          <table:table-cell/>
          <table:table-cell office:value-type="float" office:value="0.148135747" calcext:value-type="float">
            <text:p>0,148135747</text:p>
          </table:table-cell>
          <table:table-cell office:value-type="float" office:value="0.294691852" calcext:value-type="float">
            <text:p>0,294691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4" loext:min-decimal-places="4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6" loext:min-decimal-places="6" number:min-integer-digits="1" number:grouping="true"/>
    </number:number-style>
    <number:number-style style:name="N109">
      <number:number number:decimal-places="7" loext:min-decimal-places="7" number:min-integer-digits="1" number:grouping="true"/>
    </number:number-style>
    <number:number-style style:name="N110">
      <number:number number:decimal-places="8" loext:min-decimal-places="8" number:min-integer-digits="1" number:grouping="true"/>
    </number:number-style>
    <number:number-style style:name="N111">
      <number:number number:decimal-places="9" loext:min-decimal-places="9" number:min-integer-digits="1" number:grouping="true"/>
    </number:number-style>
    <number:number-style style:name="N112">
      <number:number number:decimal-places="10" loext:min-decimal-places="10" number:min-integer-digits="1" number:grouping="true"/>
    </number:number-style>
    <number:number-style style:name="N113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7:24:14.163926769</meta:creation-date>
    <dc:date>2018-02-26T19:48:19.011051717</dc:date>
    <meta:editing-duration>PT33M7S</meta:editing-duration>
    <meta:editing-cycles>1</meta:editing-cycles>
    <meta:document-statistic meta:table-count="1" meta:cell-count="10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Hoja1.C3:Hoja1.E1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C13:Hoja1.E13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1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6cm" svg:height="13.551cm" xlink:href=".." xlink:type="simple" chart:class="chart:line" chart:style-name="ch1">
        <chart:title svg:x="7.574cm" svg:y="0.407cm" chart:style-name="ch2">
          <text:p>Tiempos de ejecución para la suma de vectores</text:p>
        </chart:title>
        <chart:subtitle svg:x="11.767cm" svg:y="1.457cm" chart:style-name="ch3">
          <text:p>Mi PC</text:p>
        </chart:subtitle>
        <chart:legend chart:legend-position="end" svg:x="20.479cm" svg:y="5.978cm" style:legend-expansion="high" chart:style-name="ch4"/>
        <chart:plot-area chart:style-name="ch5" table:cell-range-address="Hoja1.A17:Hoja1.A27 Hoja1.C16:Hoja1.E27" chart:data-source-has-labels="both" svg:x="1.876cm" svg:y="2.411cm" svg:width="18.108cm" svg:height="9.888cm">
          <chartooo:coordinate-region svg:x="3.159cm" svg:y="2.61cm" svg:width="16.672cm" svg:height="8.048cm"/>
          <chart:axis chart:dimension="x" chart:name="primary-x" chart:style-name="ch6" chartooo:axis-type="auto">
            <chartooo:date-scale/>
            <chart:title svg:x="9.312cm" svg:y="12.57cm" chart:style-name="ch7">
              <text:p>Tamaño del vector (B)</text:p>
            </chart:title>
            <chart:categories table:cell-range-address="Hoja1.A17:Hoja1.A27"/>
          </chart:axis>
          <chart:axis chart:dimension="y" chart:name="primary-y" chart:style-name="ch8">
            <chart:title svg:x="0.451cm" svg:y="9.211cm" chart:style-name="ch9">
              <text:p>Tiempos de ejecución (s)
escala logarítmica</text:p>
            </chart:title>
            <chart:grid chart:style-name="ch10" chart:class="major"/>
          </chart:axis>
          <chart:series chart:style-name="ch11" chart:values-cell-range-address="Hoja1.C17:Hoja1.C27" chart:label-cell-address="Hoja1.C16:Hoja1.C16" chart:class="chart:line">
            <chart:data-point chart:repeated="11"/>
          </chart:series>
          <chart:series chart:style-name="ch12" chart:values-cell-range-address="Hoja1.D17:Hoja1.D27" chart:label-cell-address="Hoja1.D16:Hoja1.D16" chart:class="chart:line">
            <chart:data-point chart:repeated="11"/>
          </chart:series>
          <chart:series chart:style-name="ch13" chart:values-cell-range-address="Hoja1.E17:Hoja1.E27" chart:label-cell-address="Hoja1.E16:Hoja1.E1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º vect. Locales</text:p>
                <draw:g>
                  <svg:desc>Hoja1.C16:Hoja1.C16</svg:desc>
                </draw:g>
              </table:table-cell>
              <table:table-cell office:value-type="string">
                <text:p>Tº vect. Globales</text:p>
                <draw:g>
                  <svg:desc>Hoja1.D16:Hoja1.D16</svg:desc>
                </draw:g>
              </table:table-cell>
              <table:table-cell office:value-type="string">
                <text:p>Tº vect. Dinámicos</text:p>
                <draw:g>
                  <svg:desc>Hoja1.E16:Hoja1.E16</svg:desc>
                </draw:g>
              </table:table-cell>
            </table:table-row>
          </table:table-header-rows>
          <table:table-rows>
            <table:table-row>
              <table:table-cell office:value-type="float" office:value="65536">
                <text:p>65536</text:p>
                <draw:g>
                  <svg:desc>Hoja1.A17:Hoja1.A27</svg:desc>
                </draw:g>
              </table:table-cell>
              <table:table-cell office:value-type="float" office:value="0.000704913">
                <text:p>0.000704913</text:p>
                <draw:g>
                  <svg:desc>Hoja1.C17:Hoja1.C27</svg:desc>
                </draw:g>
              </table:table-cell>
              <table:table-cell office:value-type="float" office:value="0.00073157">
                <text:p>0.00073157</text:p>
                <draw:g>
                  <svg:desc>Hoja1.D17:Hoja1.D27</svg:desc>
                </draw:g>
              </table:table-cell>
              <table:table-cell office:value-type="float" office:value="0.000397149">
                <text:p>0.000397149</text:p>
                <draw:g>
                  <svg:desc>Hoja1.E17:Hoja1.E27</svg:desc>
                </draw:g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917651">
                <text:p>0.000917651</text:p>
              </table:table-cell>
              <table:table-cell office:value-type="float" office:value="0.000736883">
                <text:p>0.000736883</text:p>
              </table:table-cell>
              <table:table-cell office:value-type="float" office:value="0.000842992">
                <text:p>0.00084299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47557">
                <text:p>0.00147557</text:p>
              </table:table-cell>
              <table:table-cell office:value-type="float" office:value="0.001423187">
                <text:p>0.001423187</text:p>
              </table:table-cell>
              <table:table-cell office:value-type="float" office:value="0.001507079">
                <text:p>0.00150707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0.003078495">
                <text:p>0.003078495</text:p>
              </table:table-cell>
              <table:table-cell office:value-type="float" office:value="0.002832654">
                <text:p>0.00283265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NaN">
                <text:p>NaN</text:p>
              </table:table-cell>
              <table:table-cell office:value-type="float" office:value="0.004855659">
                <text:p>0.004855659</text:p>
              </table:table-cell>
              <table:table-cell office:value-type="float" office:value="0.005444448">
                <text:p>0.00544444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09823883">
                <text:p>0.009823883</text:p>
              </table:table-cell>
              <table:table-cell office:value-type="float" office:value="0.009661454">
                <text:p>0.0096614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18814281">
                <text:p>0.018814281</text:p>
              </table:table-cell>
              <table:table-cell office:value-type="float" office:value="0.018872486">
                <text:p>0.01887248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38489129">
                <text:p>0.038489129</text:p>
              </table:table-cell>
              <table:table-cell office:value-type="float" office:value="0.037797072">
                <text:p>0.0377970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72112088">
                <text:p>0.072112088</text:p>
              </table:table-cell>
              <table:table-cell office:value-type="float" office:value="0.076308093">
                <text:p>0.07630809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147177517">
                <text:p>0.147177517</text:p>
              </table:table-cell>
              <table:table-cell office:value-type="float" office:value="0.152789751">
                <text:p>0.152789751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148135747">
                <text:p>0.148135747</text:p>
              </table:table-cell>
              <table:table-cell office:value-type="float" office:value="0.294691852">
                <text:p>0.294691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77cm" svg:height="13.768cm" xlink:href=".." xlink:type="simple" chart:class="chart:line" chart:style-name="ch1">
        <chart:title svg:x="7.532cm" svg:y="0.411cm" chart:style-name="ch2">
          <text:p>Tiempos de ejecución para la suma de vectores</text:p>
        </chart:title>
        <chart:subtitle svg:x="11.395cm" svg:y="1.465cm" chart:style-name="ch3">
          <text:p>ATCGRID</text:p>
        </chart:subtitle>
        <chart:legend chart:legend-position="end" svg:x="20.396cm" svg:y="6.087cm" style:legend-expansion="high" chart:style-name="ch4"/>
        <chart:plot-area chart:style-name="ch5" table:cell-range-address="Hoja1.B2:Hoja1.E13" chart:data-source-has-labels="both" svg:x="1.874cm" svg:y="2.423cm" svg:width="18.029cm" svg:height="10.089cm">
          <chartooo:coordinate-region svg:x="3.157cm" svg:y="2.423cm" svg:width="16.605cm" svg:height="8.18cm"/>
          <chart:axis chart:dimension="x" chart:name="primary-x" chart:style-name="ch6" chartooo:axis-type="auto">
            <chartooo:date-scale/>
            <chart:title svg:x="9.27cm" svg:y="12.787cm" chart:style-name="ch7">
              <text:p>Tamaño del vector (B)</text:p>
            </chart:title>
            <chart:categories table:cell-range-address="Hoja1.B3:Hoja1.B13"/>
          </chart:axis>
          <chart:axis chart:dimension="y" chart:name="primary-y" chart:style-name="ch8">
            <chart:title svg:x="0.451cm" svg:y="9.323cm" chart:style-name="ch9">
              <text:p>Tiempos de ejecución (s)
escala logarítmica</text:p>
            </chart:title>
            <chart:grid chart:style-name="ch10" chart:class="major"/>
          </chart:axis>
          <chart:series chart:style-name="ch11" chart:values-cell-range-address="Hoja1.C3:Hoja1.C13" chart:label-cell-address="Hoja1.C2:Hoja1.C2" chart:class="chart:line">
            <chart:data-point chart:repeated="11"/>
          </chart:series>
          <chart:series chart:style-name="ch12" chart:values-cell-range-address="Hoja1.D3:Hoja1.D13" chart:label-cell-address="Hoja1.D2:Hoja1.D2" chart:class="chart:line">
            <chart:data-point chart:repeated="11"/>
          </chart:series>
          <chart:series chart:style-name="ch13" chart:values-cell-range-address="Hoja1.E3:Hoja1.E13" chart:label-cell-address="Hoja1.E2:Hoja1.E2" chart:class="chart:line">
            <chart:data-point chart:repeated="7"/>
            <chart:data-point chart:style-name="ch14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º vect. Locales</text:p>
                <draw:g>
                  <svg:desc>Hoja1.C2:Hoja1.C2</svg:desc>
                </draw:g>
              </table:table-cell>
              <table:table-cell office:value-type="string">
                <text:p>Tº vect. Globales</text:p>
                <draw:g>
                  <svg:desc>Hoja1.D2:Hoja1.D2</svg:desc>
                </draw:g>
              </table:table-cell>
              <table:table-cell office:value-type="string">
                <text:p>Tº vect. Dinámicos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B3:Hoja1.B13</svg:desc>
                </draw:g>
              </table:table-cell>
              <table:table-cell office:value-type="float" office:value="0.000426293">
                <text:p>0.000426293</text:p>
                <draw:g>
                  <svg:desc>Hoja1.C3:Hoja1.C13</svg:desc>
                </draw:g>
              </table:table-cell>
              <table:table-cell office:value-type="float" office:value="0.000415631">
                <text:p>0.000415631</text:p>
                <draw:g>
                  <svg:desc>Hoja1.D3:Hoja1.D13</svg:desc>
                </draw:g>
              </table:table-cell>
              <table:table-cell office:value-type="float" office:value="0.000444032">
                <text:p>0.000444032</text:p>
                <draw:g>
                  <svg:desc>Hoja1.E3:Hoja1.E13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846751">
                <text:p>0.000846751</text:p>
              </table:table-cell>
              <table:table-cell office:value-type="float" office:value="0.000859191">
                <text:p>0.000859191</text:p>
              </table:table-cell>
              <table:table-cell office:value-type="float" office:value="0.000854546">
                <text:p>0.00085454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683029">
                <text:p>0.001683029</text:p>
              </table:table-cell>
              <table:table-cell office:value-type="float" office:value="0.001415588">
                <text:p>0.001415588</text:p>
              </table:table-cell>
              <table:table-cell office:value-type="float" office:value="0.001088729">
                <text:p>0.00108872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830192">
                <text:p>0.002830192</text:p>
              </table:table-cell>
              <table:table-cell office:value-type="float" office:value="0.003478085">
                <text:p>0.00347808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8165">
                <text:p>0.0058165</text:p>
              </table:table-cell>
              <table:table-cell office:value-type="float" office:value="0.006012478">
                <text:p>0.00601247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1639127">
                <text:p>0.011639127</text:p>
              </table:table-cell>
              <table:table-cell office:value-type="float" office:value="0.012525106">
                <text:p>0.01252510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2279298">
                <text:p>0.02279298</text:p>
              </table:table-cell>
              <table:table-cell office:value-type="float" office:value="0.024239064">
                <text:p>0.02423906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45918141">
                <text:p>0.045918141</text:p>
              </table:table-cell>
              <table:table-cell office:value-type="float" office:value="0.046080817">
                <text:p>0.046080817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87544028">
                <text:p>0.087544028</text:p>
              </table:table-cell>
              <table:table-cell office:value-type="float" office:value="0.086363888">
                <text:p>0.086363888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80384394">
                <text:p>0.180384394</text:p>
              </table:table-cell>
              <table:table-cell office:value-type="float" office:value="0.172661483">
                <text:p>0.172661483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7277682">
                <text:p>0.17277682</text:p>
              </table:table-cell>
              <table:table-cell office:value-type="float" office:value="0.371013431">
                <text:p>0.3710134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